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urier New" fo:font-size="14pt" style:font-size-asian="14pt" style:font-size-complex="14pt"/>
    </style:style>
    <style:style style:name="P2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Cambria" fo:font-size="14pt" style:font-size-asian="14pt" style:font-size-complex="14pt"/>
    </style:style>
    <style:style style:name="P4" style:family="paragraph" style:parent-style-name="Our_20_code">
      <style:text-properties style:font-name="Consolas" fo:font-size="14pt" style:font-size-asian="14pt" style:font-size-complex="14pt"/>
    </style:style>
    <style:style style:name="P5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Cambria" style:font-size-asian="14pt" style:font-size-complex="14pt"/>
    </style:style>
    <style:style style:name="P7" style:family="paragraph" style:parent-style-name="Text_20_body">
      <style:text-properties style:font-name="Cambria" fo:font-size="14pt" style:font-size-asian="14pt" style:font-size-complex="14pt"/>
    </style:style>
    <style:style style:name="P8" style:family="paragraph" style:parent-style-name="Text_20_body">
      <style:text-properties style:font-name="Consola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2">Формат запуска командной строки:</text:p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3">или</text:p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3">mmain.exe – имя главного процесса программного комплекса (графическая оболочка);</text:p>
            <text:p text:style-name="P3">вместо mmain.exe может стоять имя программы-запускалки mstarter.exe (она завершается сразу после запуска и передаёт команду в mmain.<text:span text:style-name="T1">exe</text:span>).</text:p>
            <text:p text:style-name="P2">Общепрограммные опции командной строки:</text:p>
            <text:p text:style-name="P3">/exitonstop – автоматический выход из программы при остановке счёта;</text:p>
            <text:p text:style-name="P3">/exitonclose – автоматический выход из программы при закрытии последнего схемного окна;</text:p>
            <text:p text:style-name="P3">/hidemenus – окна анимации и редактора схем будут запускаться без главных меню;</text:p>
            <text:p text:style-name="P3">/nomainform – скрыть главное окно программы;</text:p>
            <text:p text:style-name="P3">/minmainform – минимизировать главное окно приложения;</text:p>
            <text:p text:style-name="P3">/nohotkeys – заблокировать обработку горячих клавиш.</text:p>
            <text:p text:style-name="P2">Опции запуска файла проекта:</text:p>
            <text:p text:style-name="P3">/nomenu – <text:s/>проект будет запущен без главного меню окна;</text:p>
            <text:p text:style-name="P3">/nopanels – проект будет запущен без главного меню и панели инструментов;</text:p>
            <text:p text:style-name="P3">/noborder – проект запускается без рамки схемного окна;</text:p>
            <text:p text:style-name="P3">/stoponclose – проект будет автоматически остановлен при выходе из программы;</text:p>
            <text:p text:style-name="P3">/start – произвести инициализацию проекта (или пакета) после загрузки файла;</text:p>
            <text:p text:style-name="P3">/minimize – запустить проект с минимизированным схемным окном;</text:p>
            <text:p text:style-name="P3">/run – запустить проект (или пакет) на расчёт после загрузки файла;</text:p>
            <text:p text:style-name="P3">/left &lt;целое число&gt; – задаёт левую координату схемного окна проекта;</text:p>
            <text:p text:style-name="P3">/top &lt;целое число&gt; – задаёт верхнюю координату схемного окна проекта;</text:p>
            <text:p text:style-name="P3">/width &lt;целое число&gt; – задаёт ширину схемного окна проекта;</text:p>
            <text:p text:style-name="P3">/height &lt;целое число&gt; – задаёт высоту схемного окна проекта;</text:p>
            <text:p text:style-name="P3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3">/y &lt;вещественное число&gt; – задаёт координату центра схемы по вертикали;</text:p>
            <text:p text:style-name="P3">/scale &lt;вещественное число&gt; – задаёт масштабный коэффициент для главной страницы схемного окна;</text:p>
            <text:p text:style-name="P3">/stayontop – запуск проекта поверх всех окон;</text:p>
            <text:p text:style-name="P3">/readonly <text:bookmark-start text:name="__DdeLink__79_1526299597"/>– <text:bookmark-end text:name="__DdeLink__79_1526299597"/>запуск проекта без возможности его сохранения;</text:p>
            <text:p text:style-name="P3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3">/gencode – запуск меню "Сгенерировать программу" для текущего активного проекта;<text:line-break/>/close – закрыть активный проект или пакет;<text:line-break/><text:soft-page-break/>/exit <text:bookmark-start text:name="__DdeLink__83_1526299597"/>– <text:bookmark-end text:name="__DdeLink__83_1526299597"/>закрыть приложение.</text:p>
            <text:p text:style-name="P6"><text:span text:style-name="T3">Опции командной строки специфичные для генератора кода</text:span>:</text:p>
            <text:p text:style-name="P3">/cgloadconfig – загрузить конфигурацию в генератор кода;<text:line-break/>/cgsaveconfig – сохранить конфигурацию генератора кода в файл;<text:line-break/>/cgsetoutdir – установить имя папки для сгенерированного кода;<text:line-break/>/cggenerate – сгенерировать код для всей конфигурации;<text:line-break/>/cgupload – загрузить конфигурацию на целевую систему;<text:line-break/>/cgsetuploadstr – установить строку настроек загрузки на целеую систему;<text:line-break/>/cgsethost – установить имя хоста для загрузки\отладки целевой системы;<text:line-break/>/cgsetcompilestr – установить строку настроек компиляции;<text:line-break/>/cgclearconflist – стереть список конфигураций;<text:line-break/>/cgaddconfig – добавить конфигурацию;<text:line-break/>/cgcompileallconfigs – запустить сборку всех конфигураций;<text:line-break/>/cguploadallconfigs – залить все конфигурации.</text:p>
            <text:p text:style-name="P2">Примеры:</text:p>
            <text:p text:style-name="P3">1. Запуск видеокадра без главного окна:</text:p>
            <text:p text:style-name="P4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6">2. <text:span text:style-name="T2">Запуск видеокадров, организованных с главным меню:</text:span></text:p>
            <text:p text:style-name="P8"><text:span text:style-name="T1">C</text:span><text:span text:style-name="T2">:\SimInTech\bin\mmain.exe ^</text:span></text:p>
            <text:p text:style-name="P8"><text:span text:style-name="T2">/nomainform "menu.prt" /nomenu /hidemenus /noborder /top <text:s/>0 /left 0 /width 1024 /height <text:s/>40 /run ^</text:span></text:p>
            <text:p text:style-name="P8"><text:span text:style-name="T2">/nomainform "vc.prt" /nomenu /hidemenus /noborder /top 40 /left 0 /width 1024 /height 728 /run</text:span></text:p>
            <text:p text:style-name="P6"><text:span text:style-name="T1">3. </text:span>Установка имени алгоритма <text:span text:style-name="T3">comp_names</text:span>:</text:p>
            <text:p text:style-name="P8">c:\SimInTech\bin\mmain.exe "c:\SimInTech\Demo\Automatic\Регулятор\ШРП - штатный регулятор питания БС.prt" /setparameter comp_names aaabbb</text:p>
            <text:p text:style-name="P6"><text:span text:style-name="T1">4. </text:span>Пример: открыть проект, сгенерировать код и закрыть приложение:</text:p>
            <text:p text:style-name="P8">c:\SimInTech\bin\mmain.exe "c:\SimInTech\Demo\Automatic\Регулятор\ШРП - штатный регулятор питания БС.prt" /gencode /close /exit</text:p>
            <text:p text:style-name="P6">5. Пример: открыть проект, указать имя алгоритма, сгенерировать код и закрыть приложение:</text:p>
            <text:p text:style-name="P8">c:\SimInTech\bin\mmain.exe "c:\SimInTech\Demo\Automatic\Регулятор\ШРП - штатный регулятор питания БС.prt" /setparameter comp_names aaabbb /gencode /exi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5-07-28T16:20:29.64</dc:date>
    <meta:generator>OpenOffice/4.1.1$Win32 OpenOffice.org_project/411m6$Build-9775</meta:generator>
    <meta:editing-duration>PT5H24M52S</meta:editing-duration>
    <meta:editing-cycles>132</meta:editing-cycles>
    <meta:document-statistic meta:table-count="1" meta:image-count="0" meta:object-count="0" meta:page-count="2" meta:paragraph-count="48" meta:word-count="527" meta:character-count="4169"/>
    <meta:user-defined meta:name="Поле 1"/>
    <meta:user-defined meta:name="Поле 2"/>
    <meta:user-defined meta:name="Поле 3"/>
    <meta:user-defined meta:name="Поле 4"/>
  </office:meta>
</office:document-meta>
</file>